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GRIA SOPLIN, CESAR ANTON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77443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84196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EGRIA SOPLIN, CESA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44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35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99704</text:p>
          </table:table-cell>
          <table:table-cell table:style-name="Tabla2.A2" office:value-type="string">
            <text:p text:style-name="P7">38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AMPOAVE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8:35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